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,5-28,30-43</text:p>
      <text:p text:style-name="Standard">Instances: <text:s text:c="3"/>1000</text:p>
      <text:p text:style-name="Standard">Attributes: <text:s text:c="2"/>4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MeanSimLabel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0.383 <text:s/>* Dist_Sim_Adj +</text:p>
      <text:p text:style-name="Standard"><text:s text:c="6"/>1.3972 * Dist_Sim_Noun +</text:p>
      <text:p text:style-name="Standard"><text:s text:c="6"/>0.9325 * Dist_Sim_Verb +</text:p>
      <text:p text:style-name="Standard"><text:s text:c="6"/>1.4409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053,1.453</text:p>
      <text:p text:style-name="Standard">2,0.5,1.627,1.127</text:p>
      <text:p text:style-name="Standard">3,2.4,1.74,-0.66</text:p>
      <text:p text:style-name="Standard">4,1,1.834,0.834</text:p>
      <text:p text:style-name="Standard">5,0.4,1.835,1.435</text:p>
      <text:p text:style-name="Standard">6,1.167,1.423,0.256</text:p>
      <text:p text:style-name="Standard">7,3,3.317,0.317</text:p>
      <text:p text:style-name="Standard">8,1.167,1.423,0.256</text:p>
      <text:p text:style-name="Standard">9,0.6,1.835,1.235</text:p>
      <text:p text:style-name="Standard">10,1.333,1.423,0.09</text:p>
      <text:p text:style-name="Standard">11,2.667,1.423,-1.244</text:p>
      <text:p text:style-name="Standard">12,0.833,1.6,0.767</text:p>
      <text:p text:style-name="Standard">13,3.6,2.382,-1.218</text:p>
      <text:p text:style-name="Standard">14,0.6,1.927,1.327</text:p>
      <text:p text:style-name="Standard">15,3.4,2.32,-1.08</text:p>
      <text:p text:style-name="Standard">16,3.8,2.099,-1.701</text:p>
      <text:p text:style-name="Standard">17,2,2.136,0.136</text:p>
      <text:p text:style-name="Standard">18,1,1.987,0.987</text:p>
      <text:p text:style-name="Standard">19,0,1.423,1.423</text:p>
      <text:p text:style-name="Standard">20,2,2.713,0.713</text:p>
      <text:p text:style-name="Standard">21,1.2,2.471,1.271</text:p>
      <text:p text:style-name="Standard"><text:soft-page-break/>22,2.4,2.072,-0.328</text:p>
      <text:p text:style-name="Standard">23,3.333,1.698,-1.636</text:p>
      <text:p text:style-name="Standard">24,1.333,1.423,0.09</text:p>
      <text:p text:style-name="Standard">25,1.833,1.566,-0.268</text:p>
      <text:p text:style-name="Standard">26,2.4,1.685,-0.715</text:p>
      <text:p text:style-name="Standard">27,1.286,2.689,1.403</text:p>
      <text:p text:style-name="Standard">28,2.6,2.432,-0.168</text:p>
      <text:p text:style-name="Standard">29,1.4,1.423,0.023</text:p>
      <text:p text:style-name="Standard">30,1.8,1.944,0.144</text:p>
      <text:p text:style-name="Standard">31,2.8,2.404,-0.396</text:p>
      <text:p text:style-name="Standard">32,2.2,2.185,-0.015</text:p>
      <text:p text:style-name="Standard">33,3,1.423,-1.577</text:p>
      <text:p text:style-name="Standard">34,2,1.927,-0.073</text:p>
      <text:p text:style-name="Standard">35,2.5,2,-0.5</text:p>
      <text:p text:style-name="Standard">36,1,1.423,0.423</text:p>
      <text:p text:style-name="Standard">37,2.6,1.998,-0.602</text:p>
      <text:p text:style-name="Standard">38,0.8,1.588,0.788</text:p>
      <text:p text:style-name="Standard">39,0.4,1.513,1.113</text:p>
      <text:p text:style-name="Standard">40,1.75,1.423,-0.327</text:p>
      <text:p text:style-name="Standard">41,1.2,2.142,0.942</text:p>
      <text:p text:style-name="Standard">42,1,1.794,0.794</text:p>
      <text:p text:style-name="Standard">43,3.8,2.849,-0.951</text:p>
      <text:p text:style-name="Standard">44,2.4,1.909,-0.491</text:p>
      <text:p text:style-name="Standard">45,3,1.423,-1.577</text:p>
      <text:p text:style-name="Standard">46,3,2.203,-0.797</text:p>
      <text:p text:style-name="Standard">47,2.6,1.423,-1.177</text:p>
      <text:p text:style-name="Standard">48,0.833,1.848,1.015</text:p>
      <text:p text:style-name="Standard">49,3.833,3.054,-0.779</text:p>
      <text:p text:style-name="Standard">50,2,1.423,-0.577</text:p>
      <text:p text:style-name="Standard">51,2,1.927,-0.073</text:p>
      <text:p text:style-name="Standard">52,0.286,2.074,1.789</text:p>
      <text:p text:style-name="Standard">53,2.833,2.006,-0.828</text:p>
      <text:p text:style-name="Standard">54,2.8,2.238,-0.562</text:p>
      <text:p text:style-name="Standard">55,3.333,2.618,-0.716</text:p>
      <text:p text:style-name="Standard">56,1,1.814,0.814</text:p>
      <text:p text:style-name="Standard">57,1,1.884,0.884</text:p>
      <text:p text:style-name="Standard">58,3.333,2.374,-0.96</text:p>
      <text:p text:style-name="Standard">59,1.333,2.137,0.803</text:p>
      <text:p text:style-name="Standard">60,3.8,2.108,-1.692</text:p>
      <text:p text:style-name="Standard">61,3.4,2.022,-1.378</text:p>
      <text:p text:style-name="Standard">62,2,1.423,-0.577</text:p>
      <text:p text:style-name="Standard">63,2.2,2.009,-0.191</text:p>
      <text:p text:style-name="Standard">64,1,2.034,1.034</text:p>
      <text:p text:style-name="Standard">65,2.2,2.193,-0.007</text:p>
      <text:p text:style-name="Standard">66,1.333,2.006,0.672</text:p>
      <text:p text:style-name="Standard">67,2.8,2.001,-0.799</text:p>
      <text:p text:style-name="Standard">68,2.333,2.217,-0.116</text:p>
      <text:p text:style-name="Standard">69,2.667,1.423,-1.244</text:p>
      <text:p text:style-name="Standard">70,1,2.136,1.136</text:p>
      <text:p text:style-name="Standard">71,4.4,2.051,-2.349</text:p>
      <text:p text:style-name="Standard">72,3.2,1.737,-1.463</text:p>
      <text:p text:style-name="Standard"><text:soft-page-break/>73,2.8,1.884,-0.916</text:p>
      <text:p text:style-name="Standard">74,3.8,1.955,-1.845</text:p>
      <text:p text:style-name="Standard">75,2.5,1.803,-0.697</text:p>
      <text:p text:style-name="Standard">76,1.4,2.134,0.734</text:p>
      <text:p text:style-name="Standard">77,1.667,2.059,0.392</text:p>
      <text:p text:style-name="Standard">78,2.6,2.177,-0.423</text:p>
      <text:p text:style-name="Standard">79,2.333,2.068,-0.265</text:p>
      <text:p text:style-name="Standard">80,0.5,2.074,1.574</text:p>
      <text:p text:style-name="Standard">81,0.333,2.16,1.827</text:p>
      <text:p text:style-name="Standard">82,2,1.423,-0.577</text:p>
      <text:p text:style-name="Standard">83,0.8,1.423,0.623</text:p>
      <text:p text:style-name="Standard">84,3.2,1.423,-1.777</text:p>
      <text:p text:style-name="Standard">85,2,1.921,-0.079</text:p>
      <text:p text:style-name="Standard">86,0.2,2.125,1.925</text:p>
      <text:p text:style-name="Standard">87,3.25,2.07,-1.18</text:p>
      <text:p text:style-name="Standard">88,3.8,2.414,-1.386</text:p>
      <text:p text:style-name="Standard">89,2.8,1.423,-1.377</text:p>
      <text:p text:style-name="Standard">90,2.4,1.975,-0.425</text:p>
      <text:p text:style-name="Standard">91,3,2.041,-0.959</text:p>
      <text:p text:style-name="Standard">92,2.2,2.186,-0.014</text:p>
      <text:p text:style-name="Standard">93,2.2,1.849,-0.351</text:p>
      <text:p text:style-name="Standard">94,1,1.591,0.591</text:p>
      <text:p text:style-name="Standard">95,3.25,2.434,-0.816</text:p>
      <text:p text:style-name="Standard">96,3.2,2.723,-0.477</text:p>
      <text:p text:style-name="Standard">97,3,2.106,-0.894</text:p>
      <text:p text:style-name="Standard">98,1.167,2.185,1.019</text:p>
      <text:p text:style-name="Standard">99,1.2,1.983,0.783</text:p>
      <text:p text:style-name="Standard">100,4.4,1.787,-2.613</text:p>
      <text:p text:style-name="Standard">1,1.4,2.208,0.808</text:p>
      <text:p text:style-name="Standard">2,2,2.408,0.408</text:p>
      <text:p text:style-name="Standard">3,0.8,1.884,1.084</text:p>
      <text:p text:style-name="Standard">4,0.4,2.151,1.751</text:p>
      <text:p text:style-name="Standard">5,2.25,1.831,-0.419</text:p>
      <text:p text:style-name="Standard">6,2.667,1.444,-1.222</text:p>
      <text:p text:style-name="Standard">7,1.167,1.444,0.278</text:p>
      <text:p text:style-name="Standard">8,1.667,1.56,-0.107</text:p>
      <text:p text:style-name="Standard">9,2.667,2.064,-0.603</text:p>
      <text:p text:style-name="Standard">10,1.75,1.444,-0.306</text:p>
      <text:p text:style-name="Standard">11,4,2.104,-1.896</text:p>
      <text:p text:style-name="Standard">12,4.167,2.427,-1.739</text:p>
      <text:p text:style-name="Standard">13,1.833,1.921,0.087</text:p>
      <text:p text:style-name="Standard">14,0.8,1.808,1.008</text:p>
      <text:p text:style-name="Standard">15,1.2,1.532,0.332</text:p>
      <text:p text:style-name="Standard">16,1.6,1.668,0.068</text:p>
      <text:p text:style-name="Standard">17,2.75,1.444,-1.306</text:p>
      <text:p text:style-name="Standard">18,3.5,2.533,-0.967</text:p>
      <text:p text:style-name="Standard">19,4.833,2.598,-2.235</text:p>
      <text:p text:style-name="Standard">20,1.833,1.734,-0.099</text:p>
      <text:p text:style-name="Standard">21,1.833,2.048,0.214</text:p>
      <text:p text:style-name="Standard">22,1.6,2.33,0.73</text:p>
      <text:p text:style-name="Standard">23,0.6,1.444,0.844</text:p>
      <text:p text:style-name="Standard"><text:soft-page-break/>24,1.833,2.213,0.38</text:p>
      <text:p text:style-name="Standard">25,0.4,1.444,1.044</text:p>
      <text:p text:style-name="Standard">26,1.667,2.408,0.741</text:p>
      <text:p text:style-name="Standard">27,4,2.134,-1.866</text:p>
      <text:p text:style-name="Standard">28,1,1.659,0.659</text:p>
      <text:p text:style-name="Standard">29,1.4,1.934,0.534</text:p>
      <text:p text:style-name="Standard">30,0.667,1.567,0.901</text:p>
      <text:p text:style-name="Standard">31,2.2,1.642,-0.558</text:p>
      <text:p text:style-name="Standard">32,2.6,2.231,-0.369</text:p>
      <text:p text:style-name="Standard">33,3.2,1.718,-1.482</text:p>
      <text:p text:style-name="Standard">34,0,1.444,1.444</text:p>
      <text:p text:style-name="Standard">35,4,2.379,-1.621</text:p>
      <text:p text:style-name="Standard">36,3,1.444,-1.556</text:p>
      <text:p text:style-name="Standard">37,2.6,2.274,-0.326</text:p>
      <text:p text:style-name="Standard">38,2.6,1.444,-1.156</text:p>
      <text:p text:style-name="Standard">39,0.75,2.421,1.671</text:p>
      <text:p text:style-name="Standard">40,0,1.444,1.444</text:p>
      <text:p text:style-name="Standard">41,2,2.284,0.284</text:p>
      <text:p text:style-name="Standard">42,3.167,1.669,-1.498</text:p>
      <text:p text:style-name="Standard">43,1.4,1.925,0.525</text:p>
      <text:p text:style-name="Standard">44,3.6,2.393,-1.207</text:p>
      <text:p text:style-name="Standard">45,2.5,1.444,-1.056</text:p>
      <text:p text:style-name="Standard">46,1.167,2.139,0.972</text:p>
      <text:p text:style-name="Standard">47,0.6,1.944,1.344</text:p>
      <text:p text:style-name="Standard">48,0.75,1.786,1.036</text:p>
      <text:p text:style-name="Standard">49,1.6,1.839,0.239</text:p>
      <text:p text:style-name="Standard">50,1.6,1.976,0.376</text:p>
      <text:p text:style-name="Standard">51,3,3.616,0.616</text:p>
      <text:p text:style-name="Standard">52,0.25,1.971,1.721</text:p>
      <text:p text:style-name="Standard">53,1.167,2.086,0.919</text:p>
      <text:p text:style-name="Standard">54,1.75,1.444,-0.306</text:p>
      <text:p text:style-name="Standard">55,2,1.533,-0.467</text:p>
      <text:p text:style-name="Standard">56,1.8,1.56,-0.24</text:p>
      <text:p text:style-name="Standard">57,1.667,2.089,0.423</text:p>
      <text:p text:style-name="Standard">58,2.25,2.276,0.026</text:p>
      <text:p text:style-name="Standard">59,1.6,2.089,0.489</text:p>
      <text:p text:style-name="Standard">60,1.2,1.831,0.631</text:p>
      <text:p text:style-name="Standard">61,1.333,2.056,0.722</text:p>
      <text:p text:style-name="Standard">62,3,1.849,-1.151</text:p>
      <text:p text:style-name="Standard">63,0.4,2.021,1.621</text:p>
      <text:p text:style-name="Standard">64,1.6,2.134,0.534</text:p>
      <text:p text:style-name="Standard">65,0.833,2.151,1.318</text:p>
      <text:p text:style-name="Standard">66,3.167,2.826,-0.341</text:p>
      <text:p text:style-name="Standard">67,2.6,2.108,-0.492</text:p>
      <text:p text:style-name="Standard">68,1.4,2.408,1.008</text:p>
      <text:p text:style-name="Standard">69,0.833,1.73,0.897</text:p>
      <text:p text:style-name="Standard">70,2,1.81,-0.19</text:p>
      <text:p text:style-name="Standard">71,1.2,2.049,0.849</text:p>
      <text:p text:style-name="Standard">72,2,1.916,-0.084</text:p>
      <text:p text:style-name="Standard">73,2.25,1.822,-0.428</text:p>
      <text:p text:style-name="Standard">74,2.2,2.236,0.036</text:p>
      <text:p text:style-name="Standard"><text:soft-page-break/>75,2.8,2.311,-0.489</text:p>
      <text:p text:style-name="Standard">76,1.4,2.273,0.873</text:p>
      <text:p text:style-name="Standard">77,0.8,3.13,2.33</text:p>
      <text:p text:style-name="Standard">78,0.333,1.789,1.456</text:p>
      <text:p text:style-name="Standard">79,3.4,1.51,-1.89</text:p>
      <text:p text:style-name="Standard">80,1,2.517,1.517</text:p>
      <text:p text:style-name="Standard">81,4.2,2.83,-1.37</text:p>
      <text:p text:style-name="Standard">82,2.2,1.586,-0.614</text:p>
      <text:p text:style-name="Standard">83,1,1.971,0.971</text:p>
      <text:p text:style-name="Standard">84,0.2,1.444,1.244</text:p>
      <text:p text:style-name="Standard">85,3.2,3.277,0.077</text:p>
      <text:p text:style-name="Standard">86,1.8,1.95,0.15</text:p>
      <text:p text:style-name="Standard">87,1.2,1.73,0.53</text:p>
      <text:p text:style-name="Standard">88,3.25,1.819,-1.431</text:p>
      <text:p text:style-name="Standard">89,2.4,1.616,-0.784</text:p>
      <text:p text:style-name="Standard">90,1,1.608,0.608</text:p>
      <text:p text:style-name="Standard">91,2.333,2.364,0.03</text:p>
      <text:p text:style-name="Standard">92,4.833,2.276,-2.557</text:p>
      <text:p text:style-name="Standard">93,0.333,1.444,1.111</text:p>
      <text:p text:style-name="Standard">94,4.167,3.04,-1.127</text:p>
      <text:p text:style-name="Standard">95,1,1.444,0.444</text:p>
      <text:p text:style-name="Standard">96,0.167,1.688,1.521</text:p>
      <text:p text:style-name="Standard">97,4.6,1.867,-2.733</text:p>
      <text:p text:style-name="Standard">98,1,1.444,0.444</text:p>
      <text:p text:style-name="Standard">99,2,1.444,-0.556</text:p>
      <text:p text:style-name="Standard">100,0.2,1.921,1.721</text:p>
      <text:p text:style-name="Standard">1,1.5,1.912,0.412</text:p>
      <text:p text:style-name="Standard">2,2.667,1.586,-1.081</text:p>
      <text:p text:style-name="Standard">3,1.4,2.298,0.898</text:p>
      <text:p text:style-name="Standard">4,2.6,1.461,-1.139</text:p>
      <text:p text:style-name="Standard">5,2,2.136,0.136</text:p>
      <text:p text:style-name="Standard">6,3.8,2.371,-1.429</text:p>
      <text:p text:style-name="Standard">7,2.143,2.222,0.079</text:p>
      <text:p text:style-name="Standard">8,2.2,2.214,0.014</text:p>
      <text:p text:style-name="Standard">9,1.8,1.864,0.064</text:p>
      <text:p text:style-name="Standard">10,4.6,2.388,-2.212</text:p>
      <text:p text:style-name="Standard">11,1.333,2.037,0.704</text:p>
      <text:p text:style-name="Standard">12,1.167,1.829,0.662</text:p>
      <text:p text:style-name="Standard">13,2.8,1.57,-1.23</text:p>
      <text:p text:style-name="Standard">14,2.6,2.059,-0.541</text:p>
      <text:p text:style-name="Standard">15,0.4,2.098,1.698</text:p>
      <text:p text:style-name="Standard">16,0.2,1.461,1.261</text:p>
      <text:p text:style-name="Standard">17,3,2.502,-0.498</text:p>
      <text:p text:style-name="Standard">18,3.286,2.387,-0.899</text:p>
      <text:p text:style-name="Standard">19,1,1.461,0.461</text:p>
      <text:p text:style-name="Standard">20,2.167,2.069,-0.098</text:p>
      <text:p text:style-name="Standard">21,1,2.008,1.008</text:p>
      <text:p text:style-name="Standard">22,2.167,1.933,-0.233</text:p>
      <text:p text:style-name="Standard">23,3.333,2.327,-1.006</text:p>
      <text:p text:style-name="Standard">24,4,1.898,-2.102</text:p>
      <text:p text:style-name="Standard">25,1.167,2.317,1.15</text:p>
      <text:p text:style-name="Standard"><text:soft-page-break/>26,2.4,1.752,-0.648</text:p>
      <text:p text:style-name="Standard">27,0.2,1.461,1.261</text:p>
      <text:p text:style-name="Standard">28,5,1.901,-3.099</text:p>
      <text:p text:style-name="Standard">29,1,1.461,0.461</text:p>
      <text:p text:style-name="Standard">30,2.8,2.315,-0.485</text:p>
      <text:p text:style-name="Standard">31,0.4,1.784,1.384</text:p>
      <text:p text:style-name="Standard">32,2,1.809,-0.191</text:p>
      <text:p text:style-name="Standard">33,2.6,1.796,-0.804</text:p>
      <text:p text:style-name="Standard">34,3.2,2.478,-0.722</text:p>
      <text:p text:style-name="Standard">35,4.333,1.812,-2.522</text:p>
      <text:p text:style-name="Standard">36,0.8,1.534,0.734</text:p>
      <text:p text:style-name="Standard">37,2,1.549,-0.451</text:p>
      <text:p text:style-name="Standard">38,2.2,2.496,0.296</text:p>
      <text:p text:style-name="Standard">39,2.2,2.052,-0.148</text:p>
      <text:p text:style-name="Standard">40,0.2,1.461,1.261</text:p>
      <text:p text:style-name="Standard">41,1.143,1.926,0.784</text:p>
      <text:p text:style-name="Standard">42,0.8,1.588,0.788</text:p>
      <text:p text:style-name="Standard">43,1.4,1.801,0.401</text:p>
      <text:p text:style-name="Standard">44,0.833,2.223,1.389</text:p>
      <text:p text:style-name="Standard">45,2,2.01,0.01</text:p>
      <text:p text:style-name="Standard">46,0.2,1.824,1.624</text:p>
      <text:p text:style-name="Standard">47,3,2.3,-0.7</text:p>
      <text:p text:style-name="Standard">48,3,1.761,-1.239</text:p>
      <text:p text:style-name="Standard">49,1.167,1.872,0.706</text:p>
      <text:p text:style-name="Standard">50,2.167,2,-0.167</text:p>
      <text:p text:style-name="Standard">51,2.667,1.829,-0.838</text:p>
      <text:p text:style-name="Standard">52,0,1.461,1.461</text:p>
      <text:p text:style-name="Standard">53,1.833,2.252,0.419</text:p>
      <text:p text:style-name="Standard">54,1.667,2.257,0.59</text:p>
      <text:p text:style-name="Standard">55,4.4,1.864,-2.536</text:p>
      <text:p text:style-name="Standard">56,1.833,1.524,-0.309</text:p>
      <text:p text:style-name="Standard">57,1.167,1.734,0.568</text:p>
      <text:p text:style-name="Standard">58,1,1.75,0.75</text:p>
      <text:p text:style-name="Standard">59,1,2.043,1.043</text:p>
      <text:p text:style-name="Standard">60,1.167,1.917,0.751</text:p>
      <text:p text:style-name="Standard">61,1.4,1.904,0.504</text:p>
      <text:p text:style-name="Standard">62,1,1.936,0.936</text:p>
      <text:p text:style-name="Standard">63,0.333,1.702,1.369</text:p>
      <text:p text:style-name="Standard">64,3,2.073,-0.927</text:p>
      <text:p text:style-name="Standard">65,2.833,1.713,-1.12</text:p>
      <text:p text:style-name="Standard">66,3.167,1.551,-1.615</text:p>
      <text:p text:style-name="Standard">67,2.2,2.079,-0.121</text:p>
      <text:p text:style-name="Standard">68,2.167,1.942,-0.225</text:p>
      <text:p text:style-name="Standard">69,2.75,2.295,-0.455</text:p>
      <text:p text:style-name="Standard">70,1.2,2.01,0.81</text:p>
      <text:p text:style-name="Standard">71,0.6,1.461,0.861</text:p>
      <text:p text:style-name="Standard">72,4.667,2.083,-2.584</text:p>
      <text:p text:style-name="Standard">73,2.4,1.588,-0.812</text:p>
      <text:p text:style-name="Standard">74,1.2,1.878,0.678</text:p>
      <text:p text:style-name="Standard">75,0.5,1.461,0.961</text:p>
      <text:p text:style-name="Standard">76,2.5,2.052,-0.448</text:p>
      <text:p text:style-name="Standard"><text:soft-page-break/>77,1.4,1.694,0.294</text:p>
      <text:p text:style-name="Standard">78,3.8,2.013,-1.787</text:p>
      <text:p text:style-name="Standard">79,4.4,2.442,-1.958</text:p>
      <text:p text:style-name="Standard">80,4.833,1.902,-2.931</text:p>
      <text:p text:style-name="Standard">81,1,2.036,1.036</text:p>
      <text:p text:style-name="Standard">82,4.167,2.503,-1.664</text:p>
      <text:p text:style-name="Standard">83,1.5,2.241,0.741</text:p>
      <text:p text:style-name="Standard">84,1,2.098,1.098</text:p>
      <text:p text:style-name="Standard">85,4.5,2.311,-2.189</text:p>
      <text:p text:style-name="Standard">86,3.2,1.953,-1.247</text:p>
      <text:p text:style-name="Standard">87,3.667,2.069,-1.598</text:p>
      <text:p text:style-name="Standard">88,0,1.694,1.694</text:p>
      <text:p text:style-name="Standard">89,2.6,1.878,-0.722</text:p>
      <text:p text:style-name="Standard">90,0.667,1.461,0.794</text:p>
      <text:p text:style-name="Standard">91,2.2,1.948,-0.252</text:p>
      <text:p text:style-name="Standard">92,2.2,2.502,0.302</text:p>
      <text:p text:style-name="Standard">93,1.2,1.923,0.723</text:p>
      <text:p text:style-name="Standard">94,1,1.589,0.589</text:p>
      <text:p text:style-name="Standard">95,2.8,2.259,-0.541</text:p>
      <text:p text:style-name="Standard">96,1,2.285,1.285</text:p>
      <text:p text:style-name="Standard">97,0,1.461,1.461</text:p>
      <text:p text:style-name="Standard">98,3.667,1.901,-1.766</text:p>
      <text:p text:style-name="Standard">99,0,1.891,1.891</text:p>
      <text:p text:style-name="Standard">100,0.333,2.471,2.138</text:p>
      <text:p text:style-name="Standard">1,2.5,2.513,0.013</text:p>
      <text:p text:style-name="Standard">2,1.333,1.84,0.507</text:p>
      <text:p text:style-name="Standard">3,4.167,1.96,-2.207</text:p>
      <text:p text:style-name="Standard">4,1.4,1.825,0.425</text:p>
      <text:p text:style-name="Standard">5,1.833,2.253,0.42</text:p>
      <text:p text:style-name="Standard">6,0.8,2.06,1.26</text:p>
      <text:p text:style-name="Standard">7,3,2.271,-0.729</text:p>
      <text:p text:style-name="Standard">8,4.2,1.897,-2.303</text:p>
      <text:p text:style-name="Standard">9,1.8,2.281,0.481</text:p>
      <text:p text:style-name="Standard">10,2,2.581,0.581</text:p>
      <text:p text:style-name="Standard">11,1.167,1.884,0.717</text:p>
      <text:p text:style-name="Standard">12,3,2.82,-0.18</text:p>
      <text:p text:style-name="Standard">13,3.5,2.191,-1.309</text:p>
      <text:p text:style-name="Standard">14,0,1.467,1.467</text:p>
      <text:p text:style-name="Standard">15,1.6,1.972,0.372</text:p>
      <text:p text:style-name="Standard">16,3,2.609,-0.391</text:p>
      <text:p text:style-name="Standard">17,0.333,1.679,1.346</text:p>
      <text:p text:style-name="Standard">18,2.167,1.922,-0.244</text:p>
      <text:p text:style-name="Standard">19,2,2.507,0.507</text:p>
      <text:p text:style-name="Standard">20,3.167,2.056,-1.11</text:p>
      <text:p text:style-name="Standard">21,1.4,1.61,0.21</text:p>
      <text:p text:style-name="Standard">22,2,2.09,0.09</text:p>
      <text:p text:style-name="Standard">23,1.833,2.158,0.325</text:p>
      <text:p text:style-name="Standard">24,2,2.164,0.164</text:p>
      <text:p text:style-name="Standard">25,1.75,1.942,0.192</text:p>
      <text:p text:style-name="Standard">26,1.5,1.668,0.168</text:p>
      <text:p text:style-name="Standard">27,1.5,2.172,0.672</text:p>
      <text:p text:style-name="Standard"><text:soft-page-break/>28,0.833,1.467,0.633</text:p>
      <text:p text:style-name="Standard">29,2,1.818,-0.182</text:p>
      <text:p text:style-name="Standard">30,1.333,2.477,1.144</text:p>
      <text:p text:style-name="Standard">31,1,1.74,0.74</text:p>
      <text:p text:style-name="Standard">32,0.667,2.067,1.4</text:p>
      <text:p text:style-name="Standard">33,3.5,1.467,-2.033</text:p>
      <text:p text:style-name="Standard">34,3.167,2.361,-0.806</text:p>
      <text:p text:style-name="Standard">35,3.25,2.144,-1.106</text:p>
      <text:p text:style-name="Standard">36,1.4,2.166,0.766</text:p>
      <text:p text:style-name="Standard">37,3.667,2.225,-1.442</text:p>
      <text:p text:style-name="Standard">38,0.667,1.467,0.8</text:p>
      <text:p text:style-name="Standard">39,2,1.467,-0.533</text:p>
      <text:p text:style-name="Standard">40,0,1.467,1.467</text:p>
      <text:p text:style-name="Standard">41,0,1.467,1.467</text:p>
      <text:p text:style-name="Standard">42,2.6,2.644,0.044</text:p>
      <text:p text:style-name="Standard">43,0,1.467,1.467</text:p>
      <text:p text:style-name="Standard">44,3,2.533,-0.467</text:p>
      <text:p text:style-name="Standard">45,3.667,1.696,-1.971</text:p>
      <text:p text:style-name="Standard">46,1.833,2.164,0.331</text:p>
      <text:p text:style-name="Standard">47,2,2.292,0.292</text:p>
      <text:p text:style-name="Standard">48,1.2,1.467,0.267</text:p>
      <text:p text:style-name="Standard">49,4.8,2.764,-2.036</text:p>
      <text:p text:style-name="Standard">50,2,2.125,0.125</text:p>
      <text:p text:style-name="Standard">51,0.8,1.917,1.117</text:p>
      <text:p text:style-name="Standard">52,2.2,1.906,-0.294</text:p>
      <text:p text:style-name="Standard">53,1,2.309,1.309</text:p>
      <text:p text:style-name="Standard">54,0.167,2.018,1.852</text:p>
      <text:p text:style-name="Standard">55,0.2,1.467,1.267</text:p>
      <text:p text:style-name="Standard">56,2.167,1.917,-0.25</text:p>
      <text:p text:style-name="Standard">57,1.167,1.885,0.719</text:p>
      <text:p text:style-name="Standard">58,1,1.927,0.927</text:p>
      <text:p text:style-name="Standard">59,1,1.917,0.917</text:p>
      <text:p text:style-name="Standard">60,0.667,1.467,0.8</text:p>
      <text:p text:style-name="Standard">61,2.6,2.223,-0.377</text:p>
      <text:p text:style-name="Standard">62,1.6,1.927,0.327</text:p>
      <text:p text:style-name="Standard">63,1,1.723,0.723</text:p>
      <text:p text:style-name="Standard">64,1,1.467,0.467</text:p>
      <text:p text:style-name="Standard">65,0.5,1.467,0.967</text:p>
      <text:p text:style-name="Standard">66,1,2.047,1.047</text:p>
      <text:p text:style-name="Standard">67,3.6,2.272,-1.328</text:p>
      <text:p text:style-name="Standard">68,3,2.056,-0.944</text:p>
      <text:p text:style-name="Standard">69,1.5,2.127,0.627</text:p>
      <text:p text:style-name="Standard">70,0.167,1.58,1.413</text:p>
      <text:p text:style-name="Standard">71,1.4,1.745,0.345</text:p>
      <text:p text:style-name="Standard">72,0.5,1.899,1.399</text:p>
      <text:p text:style-name="Standard">73,1.6,1.467,-0.133</text:p>
      <text:p text:style-name="Standard">74,0.333,1.467,1.133</text:p>
      <text:p text:style-name="Standard">75,2.667,2.056,-0.61</text:p>
      <text:p text:style-name="Standard">76,2.333,2.164,-0.169</text:p>
      <text:p text:style-name="Standard">77,0.333,2.507,2.174</text:p>
      <text:p text:style-name="Standard">78,3,2.093,-0.907</text:p>
      <text:p text:style-name="Standard"><text:soft-page-break/>79,4.2,1.657,-2.543</text:p>
      <text:p text:style-name="Standard">80,3.2,3.483,0.283</text:p>
      <text:p text:style-name="Standard">81,4.4,2.183,-2.217</text:p>
      <text:p text:style-name="Standard">82,2.333,2.646,0.313</text:p>
      <text:p text:style-name="Standard">83,3.6,1.891,-1.709</text:p>
      <text:p text:style-name="Standard">84,2.833,1.467,-1.367</text:p>
      <text:p text:style-name="Standard">85,2.5,2.174,-0.326</text:p>
      <text:p text:style-name="Standard">86,1.2,1.467,0.267</text:p>
      <text:p text:style-name="Standard">87,0.2,1.467,1.267</text:p>
      <text:p text:style-name="Standard">88,0.833,2.164,1.331</text:p>
      <text:p text:style-name="Standard">89,1.167,1.467,0.3</text:p>
      <text:p text:style-name="Standard">90,3.333,1.895,-1.439</text:p>
      <text:p text:style-name="Standard">91,3.4,2.397,-1.003</text:p>
      <text:p text:style-name="Standard">92,1.6,1.467,-0.133</text:p>
      <text:p text:style-name="Standard">93,2,1.95,-0.05</text:p>
      <text:p text:style-name="Standard">94,2.8,2.151,-0.649</text:p>
      <text:p text:style-name="Standard">95,1.8,2.104,0.304</text:p>
      <text:p text:style-name="Standard">96,0,2.202,2.202</text:p>
      <text:p text:style-name="Standard">97,0,1.541,1.541</text:p>
      <text:p text:style-name="Standard">98,1.2,2.069,0.869</text:p>
      <text:p text:style-name="Standard">99,1.667,2.153,0.486</text:p>
      <text:p text:style-name="Standard">100,1.667,1.98,0.313</text:p>
      <text:p text:style-name="Standard">1,0,1.86,1.86</text:p>
      <text:p text:style-name="Standard">2,3,2.061,-0.939</text:p>
      <text:p text:style-name="Standard">3,1.833,1.97,0.137</text:p>
      <text:p text:style-name="Standard">4,1.667,2.009,0.342</text:p>
      <text:p text:style-name="Standard">5,1.6,1.446,-0.154</text:p>
      <text:p text:style-name="Standard">6,0.8,1.446,0.646</text:p>
      <text:p text:style-name="Standard">7,2.8,1.985,-0.815</text:p>
      <text:p text:style-name="Standard">8,2,2.192,0.192</text:p>
      <text:p text:style-name="Standard">9,1.4,2.063,0.663</text:p>
      <text:p text:style-name="Standard">10,2.833,2.231,-0.602</text:p>
      <text:p text:style-name="Standard">11,3.5,2.436,-1.064</text:p>
      <text:p text:style-name="Standard">12,1.833,1.859,0.026</text:p>
      <text:p text:style-name="Standard">13,2.75,2.24,-0.51</text:p>
      <text:p text:style-name="Standard">14,1.4,2.441,1.041</text:p>
      <text:p text:style-name="Standard">15,3.6,2.735,-0.865</text:p>
      <text:p text:style-name="Standard">16,1.25,2.111,0.861</text:p>
      <text:p text:style-name="Standard">17,1.8,2.096,0.296</text:p>
      <text:p text:style-name="Standard">18,3,2.71,-0.29</text:p>
      <text:p text:style-name="Standard">19,2.75,2.349,-0.401</text:p>
      <text:p text:style-name="Standard">20,2.8,2.063,-0.737</text:p>
      <text:p text:style-name="Standard">21,3.2,2.179,-1.021</text:p>
      <text:p text:style-name="Standard">22,0.6,1.65,1.05</text:p>
      <text:p text:style-name="Standard">23,2.6,1.967,-0.633</text:p>
      <text:p text:style-name="Standard">24,0.75,1.943,1.193</text:p>
      <text:p text:style-name="Standard">25,2.8,2.841,0.041</text:p>
      <text:p text:style-name="Standard">26,1.5,1.865,0.365</text:p>
      <text:p text:style-name="Standard">27,1,2.911,1.911</text:p>
      <text:p text:style-name="Standard">28,1.5,1.907,0.407</text:p>
      <text:p text:style-name="Standard">29,0.6,2.459,1.859</text:p>
      <text:p text:style-name="Standard"><text:soft-page-break/>30,1,1.724,0.724</text:p>
      <text:p text:style-name="Standard">31,1,2.221,1.221</text:p>
      <text:p text:style-name="Standard">32,3.2,2.294,-0.906</text:p>
      <text:p text:style-name="Standard">33,0,1.446,1.446</text:p>
      <text:p text:style-name="Standard">34,1.4,2.322,0.922</text:p>
      <text:p text:style-name="Standard">35,3.8,2.505,-1.295</text:p>
      <text:p text:style-name="Standard">36,2.833,3.194,0.361</text:p>
      <text:p text:style-name="Standard">37,1.2,2.139,0.939</text:p>
      <text:p text:style-name="Standard">38,1.2,1.775,0.575</text:p>
      <text:p text:style-name="Standard">39,2.6,1.687,-0.913</text:p>
      <text:p text:style-name="Standard">40,2.8,2.231,-0.569</text:p>
      <text:p text:style-name="Standard">41,2.4,1.446,-0.954</text:p>
      <text:p text:style-name="Standard">42,0.8,1.446,0.646</text:p>
      <text:p text:style-name="Standard">43,0.5,1.915,1.415</text:p>
      <text:p text:style-name="Standard">44,1.5,1.628,0.128</text:p>
      <text:p text:style-name="Standard">45,2.8,2.02,-0.78</text:p>
      <text:p text:style-name="Standard">46,2,1.446,-0.554</text:p>
      <text:p text:style-name="Standard">47,1.667,1.446,-0.221</text:p>
      <text:p text:style-name="Standard">48,3.333,3.025,-0.308</text:p>
      <text:p text:style-name="Standard">49,0.6,1.953,1.353</text:p>
      <text:p text:style-name="Standard">50,0,2.494,2.494</text:p>
      <text:p text:style-name="Standard">51,4.167,1.647,-2.52</text:p>
      <text:p text:style-name="Standard">52,0,1.446,1.446</text:p>
      <text:p text:style-name="Standard">53,4.5,1.896,-2.604</text:p>
      <text:p text:style-name="Standard">54,0.8,2.097,1.297</text:p>
      <text:p text:style-name="Standard">55,0.8,2.087,1.287</text:p>
      <text:p text:style-name="Standard">56,0.833,1.446,0.613</text:p>
      <text:p text:style-name="Standard">57,2.333,1.563,-0.771</text:p>
      <text:p text:style-name="Standard">58,2,2.071,0.071</text:p>
      <text:p text:style-name="Standard">59,2,1.446,-0.554</text:p>
      <text:p text:style-name="Standard">60,3.5,2.066,-1.434</text:p>
      <text:p text:style-name="Standard">61,2,2.339,0.339</text:p>
      <text:p text:style-name="Standard">62,2.8,2.332,-0.468</text:p>
      <text:p text:style-name="Standard">63,2,2.295,0.295</text:p>
      <text:p text:style-name="Standard">64,1.8,1.446,-0.354</text:p>
      <text:p text:style-name="Standard">65,2.333,1.915,-0.418</text:p>
      <text:p text:style-name="Standard">66,2,2.156,0.156</text:p>
      <text:p text:style-name="Standard">67,4.714,2.61,-2.105</text:p>
      <text:p text:style-name="Standard">68,0,1.942,1.942</text:p>
      <text:p text:style-name="Standard">69,3,2.769,-0.231</text:p>
      <text:p text:style-name="Standard">70,0.6,2.02,1.42</text:p>
      <text:p text:style-name="Standard">71,0.667,2.292,1.625</text:p>
      <text:p text:style-name="Standard">72,2.5,1.446,-1.054</text:p>
      <text:p text:style-name="Standard">73,2.75,2.284,-0.466</text:p>
      <text:p text:style-name="Standard">74,1.5,2.165,0.665</text:p>
      <text:p text:style-name="Standard">75,1,2.181,1.181</text:p>
      <text:p text:style-name="Standard">76,1,1.612,0.612</text:p>
      <text:p text:style-name="Standard">77,2.6,2.111,-0.489</text:p>
      <text:p text:style-name="Standard">78,1.25,1.863,0.613</text:p>
      <text:p text:style-name="Standard">79,1,1.866,0.866</text:p>
      <text:p text:style-name="Standard">80,0.4,2.073,1.673</text:p>
      <text:p text:style-name="Standard"><text:soft-page-break/>81,2,1.559,-0.441</text:p>
      <text:p text:style-name="Standard">82,4.333,1.931,-2.402</text:p>
      <text:p text:style-name="Standard">83,1.6,2.034,0.434</text:p>
      <text:p text:style-name="Standard">84,4.2,2.164,-2.036</text:p>
      <text:p text:style-name="Standard">85,0.2,1.446,1.246</text:p>
      <text:p text:style-name="Standard">86,1.6,1.723,0.123</text:p>
      <text:p text:style-name="Standard">87,0.167,2.494,2.328</text:p>
      <text:p text:style-name="Standard">88,0.667,1.446,0.779</text:p>
      <text:p text:style-name="Standard">89,3.6,2.143,-1.457</text:p>
      <text:p text:style-name="Standard">90,3,1.836,-1.164</text:p>
      <text:p text:style-name="Standard">91,4.6,2.401,-2.199</text:p>
      <text:p text:style-name="Standard">92,2.8,2.209,-0.591</text:p>
      <text:p text:style-name="Standard">93,1.5,2.327,0.827</text:p>
      <text:p text:style-name="Standard">94,3,1.969,-1.031</text:p>
      <text:p text:style-name="Standard">95,2.167,1.798,-0.369</text:p>
      <text:p text:style-name="Standard">96,1,2.015,1.015</text:p>
      <text:p text:style-name="Standard">97,3.8,2.175,-1.625</text:p>
      <text:p text:style-name="Standard">98,1.429,1.813,0.384</text:p>
      <text:p text:style-name="Standard">99,1.8,2.04,0.24</text:p>
      <text:p text:style-name="Standard">100,4.2,3.763,-0.437</text:p>
      <text:p text:style-name="Standard">1,1.75,1.911,0.161</text:p>
      <text:p text:style-name="Standard">2,2,1.964,-0.036</text:p>
      <text:p text:style-name="Standard">3,1,1.908,0.908</text:p>
      <text:p text:style-name="Standard">4,2,2.16,0.16</text:p>
      <text:p text:style-name="Standard">5,1.8,2.079,0.279</text:p>
      <text:p text:style-name="Standard">6,2.833,1.749,-1.085</text:p>
      <text:p text:style-name="Standard">7,0,1.442,1.442</text:p>
      <text:p text:style-name="Standard">8,1.4,2.069,0.669</text:p>
      <text:p text:style-name="Standard">9,0.6,1.442,0.842</text:p>
      <text:p text:style-name="Standard">10,3.2,1.942,-1.258</text:p>
      <text:p text:style-name="Standard">11,4.333,3.312,-1.022</text:p>
      <text:p text:style-name="Standard">12,4.2,1.817,-2.383</text:p>
      <text:p text:style-name="Standard">13,5,3.621,-1.379</text:p>
      <text:p text:style-name="Standard">14,2,1.442,-0.558</text:p>
      <text:p text:style-name="Standard">15,3.167,1.442,-1.725</text:p>
      <text:p text:style-name="Standard">16,2,2.165,0.165</text:p>
      <text:p text:style-name="Standard">17,2.5,2.101,-0.399</text:p>
      <text:p text:style-name="Standard">18,3.2,1.442,-1.758</text:p>
      <text:p text:style-name="Standard">19,2.4,1.932,-0.468</text:p>
      <text:p text:style-name="Standard">20,1.333,1.442,0.108</text:p>
      <text:p text:style-name="Standard">21,4.6,2.211,-2.389</text:p>
      <text:p text:style-name="Standard">22,3,2.767,-0.233</text:p>
      <text:p text:style-name="Standard">23,1.8,1.999,0.199</text:p>
      <text:p text:style-name="Standard">24,1.6,1.949,0.349</text:p>
      <text:p text:style-name="Standard">25,2.4,1.822,-0.578</text:p>
      <text:p text:style-name="Standard">26,4.4,2.358,-2.042</text:p>
      <text:p text:style-name="Standard">27,3.4,2.557,-0.843</text:p>
      <text:p text:style-name="Standard">28,1.4,2.093,0.693</text:p>
      <text:p text:style-name="Standard">29,2.2,2,-0.2</text:p>
      <text:p text:style-name="Standard">30,1.6,1.886,0.286</text:p>
      <text:p text:style-name="Standard">31,1.6,1.941,0.341</text:p>
      <text:p text:style-name="Standard"><text:soft-page-break/>32,1.8,2.682,0.882</text:p>
      <text:p text:style-name="Standard">33,0.6,1.712,1.112</text:p>
      <text:p text:style-name="Standard">34,1,1.893,0.893</text:p>
      <text:p text:style-name="Standard">35,4,1.913,-2.087</text:p>
      <text:p text:style-name="Standard">36,1.167,2.23,1.063</text:p>
      <text:p text:style-name="Standard">37,2.25,2.346,0.096</text:p>
      <text:p text:style-name="Standard">38,3.4,2.089,-1.311</text:p>
      <text:p text:style-name="Standard">39,1.167,1.789,0.622</text:p>
      <text:p text:style-name="Standard">40,3.75,2.135,-1.615</text:p>
      <text:p text:style-name="Standard">41,4.667,2.118,-2.549</text:p>
      <text:p text:style-name="Standard">42,0,1.442,1.442</text:p>
      <text:p text:style-name="Standard">43,1.4,2.02,0.62</text:p>
      <text:p text:style-name="Standard">44,3.4,1.996,-1.404</text:p>
      <text:p text:style-name="Standard">45,4,2.104,-1.896</text:p>
      <text:p text:style-name="Standard">46,1.5,1.867,0.367</text:p>
      <text:p text:style-name="Standard">47,4.2,2.257,-1.943</text:p>
      <text:p text:style-name="Standard">48,3.167,2.02,-1.147</text:p>
      <text:p text:style-name="Standard">49,2.5,1.744,-0.756</text:p>
      <text:p text:style-name="Standard">50,2,2.081,0.081</text:p>
      <text:p text:style-name="Standard">51,3.2,2.018,-1.182</text:p>
      <text:p text:style-name="Standard">52,2.2,1.442,-0.758</text:p>
      <text:p text:style-name="Standard">53,1.167,1.805,0.638</text:p>
      <text:p text:style-name="Standard">54,2,2.233,0.233</text:p>
      <text:p text:style-name="Standard">55,1.2,1.852,0.652</text:p>
      <text:p text:style-name="Standard">56,4.4,2.137,-2.263</text:p>
      <text:p text:style-name="Standard">57,2,1.963,-0.037</text:p>
      <text:p text:style-name="Standard">58,0.75,2.137,1.387</text:p>
      <text:p text:style-name="Standard">59,2.5,2.464,-0.036</text:p>
      <text:p text:style-name="Standard">60,2,2.442,0.442</text:p>
      <text:p text:style-name="Standard">61,0.167,2.847,2.68</text:p>
      <text:p text:style-name="Standard">62,1.167,1.442,0.275</text:p>
      <text:p text:style-name="Standard">63,0,1.919,1.919</text:p>
      <text:p text:style-name="Standard">64,4.167,2.276,-1.891</text:p>
      <text:p text:style-name="Standard">65,2.667,1.442,-1.225</text:p>
      <text:p text:style-name="Standard">66,2,2.379,0.379</text:p>
      <text:p text:style-name="Standard">67,2,2.087,0.087</text:p>
      <text:p text:style-name="Standard">68,1,1.628,0.628</text:p>
      <text:p text:style-name="Standard">69,3.8,2.214,-1.586</text:p>
      <text:p text:style-name="Standard">70,2.2,1.99,-0.21</text:p>
      <text:p text:style-name="Standard">71,3,2.203,-0.797</text:p>
      <text:p text:style-name="Standard">72,4.2,1.697,-2.503</text:p>
      <text:p text:style-name="Standard">73,2.833,1.579,-1.254</text:p>
      <text:p text:style-name="Standard">74,3.833,2.01,-1.824</text:p>
      <text:p text:style-name="Standard">75,1.8,1.442,-0.358</text:p>
      <text:p text:style-name="Standard">76,0.8,1.442,0.642</text:p>
      <text:p text:style-name="Standard">77,1.333,1.699,0.365</text:p>
      <text:p text:style-name="Standard">78,0.5,1.691,1.191</text:p>
      <text:p text:style-name="Standard">79,2.833,1.442,-1.392</text:p>
      <text:p text:style-name="Standard">80,2,1.798,-0.202</text:p>
      <text:p text:style-name="Standard">81,2,1.442,-0.558</text:p>
      <text:p text:style-name="Standard">82,3,1.801,-1.199</text:p>
      <text:p text:style-name="Standard"><text:soft-page-break/>83,4.2,3.594,-0.606</text:p>
      <text:p text:style-name="Standard">84,0,1.442,1.442</text:p>
      <text:p text:style-name="Standard">85,0.167,1.913,1.746</text:p>
      <text:p text:style-name="Standard">86,0.25,1.5,1.25</text:p>
      <text:p text:style-name="Standard">87,1.8,1.442,-0.358</text:p>
      <text:p text:style-name="Standard">88,0.5,1.442,0.942</text:p>
      <text:p text:style-name="Standard">89,2.667,2.037,-0.63</text:p>
      <text:p text:style-name="Standard">90,0.833,2.02,1.187</text:p>
      <text:p text:style-name="Standard">91,3,1.442,-1.558</text:p>
      <text:p text:style-name="Standard">92,1.4,2.474,1.074</text:p>
      <text:p text:style-name="Standard">93,2.333,2.101,-0.232</text:p>
      <text:p text:style-name="Standard">94,1.5,2.115,0.615</text:p>
      <text:p text:style-name="Standard">95,3.667,1.986,-1.68</text:p>
      <text:p text:style-name="Standard">96,0,1.856,1.856</text:p>
      <text:p text:style-name="Standard">97,1.2,1.933,0.733</text:p>
      <text:p text:style-name="Standard">98,3,2.329,-0.671</text:p>
      <text:p text:style-name="Standard">99,4.2,2.101,-2.099</text:p>
      <text:p text:style-name="Standard">100,0.6,1.533,0.933</text:p>
      <text:p text:style-name="Standard">1,4,2.73,-1.27</text:p>
      <text:p text:style-name="Standard">2,2.6,2.169,-0.431</text:p>
      <text:p text:style-name="Standard">3,1.4,1.97,0.57</text:p>
      <text:p text:style-name="Standard">4,1.333,2.29,0.957</text:p>
      <text:p text:style-name="Standard">5,1.8,2.257,0.457</text:p>
      <text:p text:style-name="Standard">6,2.833,1.431,-1.403</text:p>
      <text:p text:style-name="Standard">7,2.2,1.431,-0.769</text:p>
      <text:p text:style-name="Standard">8,2.5,2.046,-0.454</text:p>
      <text:p text:style-name="Standard">9,0.167,1.866,1.699</text:p>
      <text:p text:style-name="Standard">10,0.167,1.431,1.264</text:p>
      <text:p text:style-name="Standard">11,1.5,1.977,0.477</text:p>
      <text:p text:style-name="Standard">12,1.2,1.431,0.231</text:p>
      <text:p text:style-name="Standard">13,1.667,1.431,-0.236</text:p>
      <text:p text:style-name="Standard">14,0.6,2.184,1.584</text:p>
      <text:p text:style-name="Standard">15,1.4,1.431,0.031</text:p>
      <text:p text:style-name="Standard">16,2.2,1.828,-0.372</text:p>
      <text:p text:style-name="Standard">17,4,2.47,-1.53</text:p>
      <text:p text:style-name="Standard">18,0.667,1.59,0.923</text:p>
      <text:p text:style-name="Standard">19,1.333,2.691,1.358</text:p>
      <text:p text:style-name="Standard">20,4.167,2.068,-2.099</text:p>
      <text:p text:style-name="Standard">21,0.6,1.514,0.914</text:p>
      <text:p text:style-name="Standard">22,0.667,1.431,0.764</text:p>
      <text:p text:style-name="Standard">23,1.667,1.431,-0.236</text:p>
      <text:p text:style-name="Standard">24,3,1.898,-1.102</text:p>
      <text:p text:style-name="Standard">25,0.667,1.431,0.764</text:p>
      <text:p text:style-name="Standard">26,1,2.106,1.106</text:p>
      <text:p text:style-name="Standard">27,1.167,2.169,1.002</text:p>
      <text:p text:style-name="Standard">28,3.333,2.412,-0.921</text:p>
      <text:p text:style-name="Standard">29,3.333,2.508,-0.825</text:p>
      <text:p text:style-name="Standard">30,1,1.741,0.741</text:p>
      <text:p text:style-name="Standard">31,3.167,1.431,-1.736</text:p>
      <text:p text:style-name="Standard">32,1.6,2.064,0.464</text:p>
      <text:p text:style-name="Standard">33,3.25,1.921,-1.329</text:p>
      <text:p text:style-name="Standard"><text:soft-page-break/>34,2,2.57,0.57</text:p>
      <text:p text:style-name="Standard">35,1.8,2.432,0.632</text:p>
      <text:p text:style-name="Standard">36,1.25,1.431,0.181</text:p>
      <text:p text:style-name="Standard">37,0.667,1.431,0.764</text:p>
      <text:p text:style-name="Standard">38,0.4,1.833,1.433</text:p>
      <text:p text:style-name="Standard">39,1.6,2.07,0.47</text:p>
      <text:p text:style-name="Standard">40,1.2,2.095,0.895</text:p>
      <text:p text:style-name="Standard">41,0.5,1.738,1.238</text:p>
      <text:p text:style-name="Standard">42,2.833,1.431,-1.403</text:p>
      <text:p text:style-name="Standard">43,1.25,2.108,0.858</text:p>
      <text:p text:style-name="Standard">44,0.4,1.431,1.031</text:p>
      <text:p text:style-name="Standard">45,4.6,1.877,-2.723</text:p>
      <text:p text:style-name="Standard">46,3.667,1.431,-2.236</text:p>
      <text:p text:style-name="Standard">47,0.2,2.092,1.892</text:p>
      <text:p text:style-name="Standard">48,4.5,1.431,-3.069</text:p>
      <text:p text:style-name="Standard">49,1.333,1.683,0.349</text:p>
      <text:p text:style-name="Standard">50,0.4,2.385,1.985</text:p>
      <text:p text:style-name="Standard">51,4.429,1.683,-2.746</text:p>
      <text:p text:style-name="Standard">52,2.667,1.49,-1.177</text:p>
      <text:p text:style-name="Standard">53,1.6,1.883,0.283</text:p>
      <text:p text:style-name="Standard">54,1,1.905,0.905</text:p>
      <text:p text:style-name="Standard">55,1,1.431,0.431</text:p>
      <text:p text:style-name="Standard">56,2.5,2.204,-0.296</text:p>
      <text:p text:style-name="Standard">57,0.2,1.618,1.418</text:p>
      <text:p text:style-name="Standard">58,2,2.011,0.011</text:p>
      <text:p text:style-name="Standard">59,1.333,1.866,0.532</text:p>
      <text:p text:style-name="Standard">60,2.5,1.431,-1.069</text:p>
      <text:p text:style-name="Standard">61,3.333,1.431,-1.903</text:p>
      <text:p text:style-name="Standard">62,2,1.732,-0.268</text:p>
      <text:p text:style-name="Standard">63,2.6,1.905,-0.695</text:p>
      <text:p text:style-name="Standard">64,2.4,2.307,-0.093</text:p>
      <text:p text:style-name="Standard">65,0.4,1.431,1.031</text:p>
      <text:p text:style-name="Standard">66,0.167,1.431,1.264</text:p>
      <text:p text:style-name="Standard">67,1.6,2.652,1.052</text:p>
      <text:p text:style-name="Standard">68,1.714,1.431,-0.284</text:p>
      <text:p text:style-name="Standard">69,2.25,2.237,-0.013</text:p>
      <text:p text:style-name="Standard">70,2,2.576,0.576</text:p>
      <text:p text:style-name="Standard">71,1.25,2.594,1.344</text:p>
      <text:p text:style-name="Standard">72,0,1.431,1.431</text:p>
      <text:p text:style-name="Standard">73,1,1.672,0.672</text:p>
      <text:p text:style-name="Standard">74,1,1.981,0.981</text:p>
      <text:p text:style-name="Standard">75,2.4,2.76,0.36</text:p>
      <text:p text:style-name="Standard">76,1,1.971,0.971</text:p>
      <text:p text:style-name="Standard">77,4.2,2.938,-1.262</text:p>
      <text:p text:style-name="Standard">78,0,1.876,1.876</text:p>
      <text:p text:style-name="Standard">79,2,2.241,0.241</text:p>
      <text:p text:style-name="Standard">80,1.5,1.787,0.287</text:p>
      <text:p text:style-name="Standard">81,3,4.229,1.229</text:p>
      <text:p text:style-name="Standard">82,0.6,1.576,0.976</text:p>
      <text:p text:style-name="Standard">83,3.667,1.817,-1.85</text:p>
      <text:p text:style-name="Standard">84,2.8,1.784,-1.016</text:p>
      <text:p text:style-name="Standard"><text:soft-page-break/>85,1,1.958,0.958</text:p>
      <text:p text:style-name="Standard">86,0.333,1.598,1.265</text:p>
      <text:p text:style-name="Standard">87,4.5,1.943,-2.557</text:p>
      <text:p text:style-name="Standard">88,3,2.295,-0.705</text:p>
      <text:p text:style-name="Standard">89,1.167,2.014,0.848</text:p>
      <text:p text:style-name="Standard">90,1.4,2.599,1.199</text:p>
      <text:p text:style-name="Standard">91,1.2,1.431,0.231</text:p>
      <text:p text:style-name="Standard">92,0.286,2.331,2.045</text:p>
      <text:p text:style-name="Standard">93,2.4,2.435,0.035</text:p>
      <text:p text:style-name="Standard">94,2.2,1.431,-0.769</text:p>
      <text:p text:style-name="Standard">95,1.2,1.787,0.587</text:p>
      <text:p text:style-name="Standard">96,0.2,1.431,1.231</text:p>
      <text:p text:style-name="Standard">97,1.6,1.989,0.389</text:p>
      <text:p text:style-name="Standard">98,1.75,2.289,0.539</text:p>
      <text:p text:style-name="Standard">99,0.833,1.431,0.597</text:p>
      <text:p text:style-name="Standard">100,2.25,1.431,-0.819</text:p>
      <text:p text:style-name="Standard">1,1.5,2.308,0.808</text:p>
      <text:p text:style-name="Standard">2,5,2.216,-2.784</text:p>
      <text:p text:style-name="Standard">3,1.833,1.591,-0.243</text:p>
      <text:p text:style-name="Standard">4,3,2.407,-0.593</text:p>
      <text:p text:style-name="Standard">5,2.667,1.845,-0.822</text:p>
      <text:p text:style-name="Standard">6,1,1.822,0.822</text:p>
      <text:p text:style-name="Standard">7,1.833,1.646,-0.187</text:p>
      <text:p text:style-name="Standard">8,2.6,1.822,-0.778</text:p>
      <text:p text:style-name="Standard">9,3,2.206,-0.794</text:p>
      <text:p text:style-name="Standard">10,2.8,2.223,-0.577</text:p>
      <text:p text:style-name="Standard">11,1.75,3.268,1.518</text:p>
      <text:p text:style-name="Standard">12,4.5,3.302,-1.198</text:p>
      <text:p text:style-name="Standard">13,3.4,2.015,-1.385</text:p>
      <text:p text:style-name="Standard">14,2.2,2.004,-0.196</text:p>
      <text:p text:style-name="Standard">15,4.333,2.114,-2.219</text:p>
      <text:p text:style-name="Standard">16,2.75,1.406,-1.344</text:p>
      <text:p text:style-name="Standard">17,1.8,1.954,0.154</text:p>
      <text:p text:style-name="Standard">18,3,1.904,-1.096</text:p>
      <text:p text:style-name="Standard">19,0.2,1.406,1.206</text:p>
      <text:p text:style-name="Standard">20,3.5,1.406,-2.094</text:p>
      <text:p text:style-name="Standard">21,1.333,2.349,1.015</text:p>
      <text:p text:style-name="Standard">22,2.6,1.406,-1.194</text:p>
      <text:p text:style-name="Standard">23,3,1.978,-1.022</text:p>
      <text:p text:style-name="Standard">24,3.75,2.234,-1.516</text:p>
      <text:p text:style-name="Standard">25,3.6,1.81,-1.79</text:p>
      <text:p text:style-name="Standard">26,4,1.787,-2.213</text:p>
      <text:p text:style-name="Standard">27,1.667,1.705,0.038</text:p>
      <text:p text:style-name="Standard">28,3.333,2.226,-1.107</text:p>
      <text:p text:style-name="Standard">29,3.6,1.406,-2.194</text:p>
      <text:p text:style-name="Standard">30,0.6,2.026,1.426</text:p>
      <text:p text:style-name="Standard">31,2.6,1.559,-1.041</text:p>
      <text:p text:style-name="Standard">32,3.167,2.142,-1.025</text:p>
      <text:p text:style-name="Standard">33,3.833,1.828,-2.005</text:p>
      <text:p text:style-name="Standard">34,2.8,1.984,-0.816</text:p>
      <text:p text:style-name="Standard">35,1.2,1.629,0.429</text:p>
      <text:p text:style-name="Standard"><text:soft-page-break/>36,0.6,2.012,1.412</text:p>
      <text:p text:style-name="Standard">37,1.4,1.984,0.584</text:p>
      <text:p text:style-name="Standard">38,2.25,1.589,-0.661</text:p>
      <text:p text:style-name="Standard">39,0.333,1.919,1.586</text:p>
      <text:p text:style-name="Standard">40,3.167,1.468,-1.698</text:p>
      <text:p text:style-name="Standard">41,1.667,2.052,0.385</text:p>
      <text:p text:style-name="Standard">42,2.8,2.617,-0.183</text:p>
      <text:p text:style-name="Standard">43,4.6,2.208,-2.392</text:p>
      <text:p text:style-name="Standard">44,2,1.933,-0.067</text:p>
      <text:p text:style-name="Standard">45,1,1.783,0.783</text:p>
      <text:p text:style-name="Standard">46,1,1.783,0.783</text:p>
      <text:p text:style-name="Standard">47,1.75,1.687,-0.063</text:p>
      <text:p text:style-name="Standard">48,1.8,1.906,0.106</text:p>
      <text:p text:style-name="Standard">49,2.25,1.406,-0.844</text:p>
      <text:p text:style-name="Standard">50,0.4,1.406,1.006</text:p>
      <text:p text:style-name="Standard">51,0.75,2.026,1.276</text:p>
      <text:p text:style-name="Standard">52,2.8,1.865,-0.935</text:p>
      <text:p text:style-name="Standard">53,1.75,1.406,-0.344</text:p>
      <text:p text:style-name="Standard">54,1.167,1.406,0.24</text:p>
      <text:p text:style-name="Standard">55,3.333,1.406,-1.927</text:p>
      <text:p text:style-name="Standard">56,2,2.152,0.152</text:p>
      <text:p text:style-name="Standard">57,2.167,1.573,-0.594</text:p>
      <text:p text:style-name="Standard">58,0,1.406,1.406</text:p>
      <text:p text:style-name="Standard">59,1.167,2.082,0.916</text:p>
      <text:p text:style-name="Standard">60,0.2,1.406,1.206</text:p>
      <text:p text:style-name="Standard">61,3,2.173,-0.827</text:p>
      <text:p text:style-name="Standard">62,2.833,1.406,-1.427</text:p>
      <text:p text:style-name="Standard">63,3.4,2.161,-1.239</text:p>
      <text:p text:style-name="Standard">64,0,1.477,1.477</text:p>
      <text:p text:style-name="Standard">65,0.4,1.406,1.006</text:p>
      <text:p text:style-name="Standard">66,0.8,1.845,1.045</text:p>
      <text:p text:style-name="Standard">67,2.5,2.407,-0.093</text:p>
      <text:p text:style-name="Standard">68,2.25,1.76,-0.49</text:p>
      <text:p text:style-name="Standard">69,3.8,2.088,-1.712</text:p>
      <text:p text:style-name="Standard">70,2.6,2.581,-0.019</text:p>
      <text:p text:style-name="Standard">71,1.5,1.841,0.341</text:p>
      <text:p text:style-name="Standard">72,1,1.822,0.822</text:p>
      <text:p text:style-name="Standard">73,3.833,1.406,-2.427</text:p>
      <text:p text:style-name="Standard">74,2.2,2.521,0.321</text:p>
      <text:p text:style-name="Standard">75,1,1.83,0.83</text:p>
      <text:p text:style-name="Standard">76,0.333,1.496,1.163</text:p>
      <text:p text:style-name="Standard">77,3.4,2.676,-0.724</text:p>
      <text:p text:style-name="Standard">78,3,2.113,-0.887</text:p>
      <text:p text:style-name="Standard">79,1.4,2.109,0.709</text:p>
      <text:p text:style-name="Standard">80,1.75,1.678,-0.072</text:p>
      <text:p text:style-name="Standard">81,1.75,1.639,-0.111</text:p>
      <text:p text:style-name="Standard">82,0.8,1.966,1.166</text:p>
      <text:p text:style-name="Standard">83,2.2,1.406,-0.794</text:p>
      <text:p text:style-name="Standard">84,2,1.575,-0.425</text:p>
      <text:p text:style-name="Standard">85,2,1.946,-0.054</text:p>
      <text:p text:style-name="Standard">86,2.4,2.442,0.042</text:p>
      <text:p text:style-name="Standard"><text:soft-page-break/>87,0,2.251,2.251</text:p>
      <text:p text:style-name="Standard">88,2.5,1.633,-0.867</text:p>
      <text:p text:style-name="Standard">89,1.75,1.406,-0.344</text:p>
      <text:p text:style-name="Standard">90,2.8,2.776,-0.024</text:p>
      <text:p text:style-name="Standard">91,0,1.406,1.406</text:p>
      <text:p text:style-name="Standard">92,1.5,2.277,0.777</text:p>
      <text:p text:style-name="Standard">93,1.8,2.038,0.238</text:p>
      <text:p text:style-name="Standard">94,1,1.406,0.406</text:p>
      <text:p text:style-name="Standard">95,1.667,1.689,0.023</text:p>
      <text:p text:style-name="Standard">96,1,3.449,2.449</text:p>
      <text:p text:style-name="Standard">97,0.2,2.08,1.88</text:p>
      <text:p text:style-name="Standard">98,1.6,2.31,0.71</text:p>
      <text:p text:style-name="Standard">99,1.2,2.463,1.263</text:p>
      <text:p text:style-name="Standard">100,2.8,1.906,-0.894</text:p>
      <text:p text:style-name="Standard">1,3.5,2.024,-1.476</text:p>
      <text:p text:style-name="Standard">2,1.333,2.361,1.028</text:p>
      <text:p text:style-name="Standard">3,2.8,1.649,-1.151</text:p>
      <text:p text:style-name="Standard">4,1.6,2.05,0.45</text:p>
      <text:p text:style-name="Standard">5,1.4,2.031,0.631</text:p>
      <text:p text:style-name="Standard">6,2.6,2.932,0.332</text:p>
      <text:p text:style-name="Standard">7,0.25,1.574,1.324</text:p>
      <text:p text:style-name="Standard">8,0,1.445,1.445</text:p>
      <text:p text:style-name="Standard">9,1.667,2.147,0.481</text:p>
      <text:p text:style-name="Standard">10,0.333,1.445,1.112</text:p>
      <text:p text:style-name="Standard">11,2,3.445,1.445</text:p>
      <text:p text:style-name="Standard">12,2.75,2.093,-0.657</text:p>
      <text:p text:style-name="Standard">13,2.2,2.824,0.624</text:p>
      <text:p text:style-name="Standard">14,4.6,2.547,-2.053</text:p>
      <text:p text:style-name="Standard">15,2.167,2.07,-0.096</text:p>
      <text:p text:style-name="Standard">16,1.2,1.445,0.245</text:p>
      <text:p text:style-name="Standard">17,1.6,1.601,0.001</text:p>
      <text:p text:style-name="Standard">18,2.25,1.445,-0.805</text:p>
      <text:p text:style-name="Standard">19,0.8,1.445,0.645</text:p>
      <text:p text:style-name="Standard">20,0,1.675,1.675</text:p>
      <text:p text:style-name="Standard">21,1.2,2.163,0.963</text:p>
      <text:p text:style-name="Standard">22,2.8,1.813,-0.987</text:p>
      <text:p text:style-name="Standard">23,3,2.005,-0.995</text:p>
      <text:p text:style-name="Standard">24,4.8,2.356,-2.444</text:p>
      <text:p text:style-name="Standard">25,1.833,1.759,-0.074</text:p>
      <text:p text:style-name="Standard">26,0.333,1.531,1.197</text:p>
      <text:p text:style-name="Standard">27,1.25,2.203,0.953</text:p>
      <text:p text:style-name="Standard">28,1.6,2.214,0.614</text:p>
      <text:p text:style-name="Standard">29,1.2,2.257,1.057</text:p>
      <text:p text:style-name="Standard">30,3.2,1.957,-1.243</text:p>
      <text:p text:style-name="Standard">31,0.6,1.445,0.845</text:p>
      <text:p text:style-name="Standard">32,2.8,1.935,-0.865</text:p>
      <text:p text:style-name="Standard">33,2.4,1.445,-0.955</text:p>
      <text:p text:style-name="Standard">34,1.4,1.834,0.434</text:p>
      <text:p text:style-name="Standard">35,0.5,2.1,1.6</text:p>
      <text:p text:style-name="Standard">36,3.4,1.445,-1.955</text:p>
      <text:p text:style-name="Standard">37,0.2,1.445,1.245</text:p>
      <text:p text:style-name="Standard"><text:soft-page-break/>38,2.333,1.445,-0.888</text:p>
      <text:p text:style-name="Standard">39,1.6,2.158,0.558</text:p>
      <text:p text:style-name="Standard">40,2.8,2.048,-0.752</text:p>
      <text:p text:style-name="Standard">41,0.6,1.895,1.295</text:p>
      <text:p text:style-name="Standard">42,0.2,2.155,1.955</text:p>
      <text:p text:style-name="Standard">43,3.333,1.998,-1.336</text:p>
      <text:p text:style-name="Standard">44,1.667,2.444,0.777</text:p>
      <text:p text:style-name="Standard">45,2.8,1.686,-1.114</text:p>
      <text:p text:style-name="Standard">46,3.333,2.749,-0.584</text:p>
      <text:p text:style-name="Standard">47,2.4,2.991,0.591</text:p>
      <text:p text:style-name="Standard">48,0.5,1.847,1.347</text:p>
      <text:p text:style-name="Standard">49,1.4,2.026,0.626</text:p>
      <text:p text:style-name="Standard">50,1.2,1.869,0.669</text:p>
      <text:p text:style-name="Standard">51,2.4,1.899,-0.501</text:p>
      <text:p text:style-name="Standard">52,4,2.259,-1.741</text:p>
      <text:p text:style-name="Standard">53,2.167,1.897,-0.27</text:p>
      <text:p text:style-name="Standard">54,1.5,1.565,0.065</text:p>
      <text:p text:style-name="Standard">55,2,1.855,-0.145</text:p>
      <text:p text:style-name="Standard">56,1.6,2.254,0.654</text:p>
      <text:p text:style-name="Standard">57,2.2,2.228,0.028</text:p>
      <text:p text:style-name="Standard">58,3.75,1.65,-2.1</text:p>
      <text:p text:style-name="Standard">59,0.333,1.782,1.449</text:p>
      <text:p text:style-name="Standard">60,1.667,1.566,-0.101</text:p>
      <text:p text:style-name="Standard">61,1.5,1.745,0.245</text:p>
      <text:p text:style-name="Standard">62,0,2.228,2.228</text:p>
      <text:p text:style-name="Standard">63,1,1.571,0.571</text:p>
      <text:p text:style-name="Standard">64,2.833,2.284,-0.549</text:p>
      <text:p text:style-name="Standard">65,1.833,1.635,-0.198</text:p>
      <text:p text:style-name="Standard">66,2,2.279,0.279</text:p>
      <text:p text:style-name="Standard">67,1.6,2.231,0.631</text:p>
      <text:p text:style-name="Standard">68,4.2,1.869,-2.331</text:p>
      <text:p text:style-name="Standard">69,2.2,1.813,-0.387</text:p>
      <text:p text:style-name="Standard">70,3.4,2.669,-0.731</text:p>
      <text:p text:style-name="Standard">71,2,2.142,0.142</text:p>
      <text:p text:style-name="Standard">72,3.167,1.739,-1.428</text:p>
      <text:p text:style-name="Standard">73,3.833,1.889,-1.945</text:p>
      <text:p text:style-name="Standard">74,0.833,1.672,0.839</text:p>
      <text:p text:style-name="Standard">75,1.4,1.972,0.572</text:p>
      <text:p text:style-name="Standard">76,2.2,1.957,-0.243</text:p>
      <text:p text:style-name="Standard">77,1.167,2.061,0.895</text:p>
      <text:p text:style-name="Standard">78,2.5,1.802,-0.698</text:p>
      <text:p text:style-name="Standard">79,0.4,2.026,1.626</text:p>
      <text:p text:style-name="Standard">80,4.333,2.272,-2.062</text:p>
      <text:p text:style-name="Standard">81,1.5,1.445,-0.055</text:p>
      <text:p text:style-name="Standard">82,0.2,1.445,1.245</text:p>
      <text:p text:style-name="Standard">83,0.6,1.56,0.96</text:p>
      <text:p text:style-name="Standard">84,3.833,2.142,-1.691</text:p>
      <text:p text:style-name="Standard">85,1.4,2.3,0.9</text:p>
      <text:p text:style-name="Standard">86,0,1.445,1.445</text:p>
      <text:p text:style-name="Standard">87,2.4,2.186,-0.214</text:p>
      <text:p text:style-name="Standard">88,1.167,1.615,0.448</text:p>
      <text:p text:style-name="Standard"><text:soft-page-break/>89,1.143,2.236,1.093</text:p>
      <text:p text:style-name="Standard">90,1.167,1.445,0.279</text:p>
      <text:p text:style-name="Standard">91,1,1.989,0.989</text:p>
      <text:p text:style-name="Standard">92,0.6,1.445,0.845</text:p>
      <text:p text:style-name="Standard">93,0,1.445,1.445</text:p>
      <text:p text:style-name="Standard">94,2.8,2.026,-0.774</text:p>
      <text:p text:style-name="Standard">95,3,1.879,-1.121</text:p>
      <text:p text:style-name="Standard">96,3.8,2.115,-1.685</text:p>
      <text:p text:style-name="Standard">97,1.5,1.445,-0.055</text:p>
      <text:p text:style-name="Standard">98,2,2.204,0.204</text:p>
      <text:p text:style-name="Standard">99,3.333,1.616,-1.718</text:p>
      <text:p text:style-name="Standard">100,1.5,2.18,0.68</text:p>
      <text:p text:style-name="Standard">1,3.833,1.76,-2.073</text:p>
      <text:p text:style-name="Standard">2,1.833,1.613,-0.22</text:p>
      <text:p text:style-name="Standard">3,0.429,1.835,1.407</text:p>
      <text:p text:style-name="Standard">4,2.667,2.11,-0.557</text:p>
      <text:p text:style-name="Standard">5,1.2,2.349,1.149</text:p>
      <text:p text:style-name="Standard">6,2,1.442,-0.558</text:p>
      <text:p text:style-name="Standard">7,3.6,1.976,-1.624</text:p>
      <text:p text:style-name="Standard">8,0.6,2.031,1.431</text:p>
      <text:p text:style-name="Standard">9,3.75,2.197,-1.553</text:p>
      <text:p text:style-name="Standard">10,5,1.442,-3.558</text:p>
      <text:p text:style-name="Standard">11,1.8,1.827,0.027</text:p>
      <text:p text:style-name="Standard">12,4.4,1.442,-2.958</text:p>
      <text:p text:style-name="Standard">13,1.6,2.322,0.722</text:p>
      <text:p text:style-name="Standard">14,2.2,2.152,-0.048</text:p>
      <text:p text:style-name="Standard">15,0.167,1.442,1.275</text:p>
      <text:p text:style-name="Standard">16,1.75,2.072,0.322</text:p>
      <text:p text:style-name="Standard">17,1.6,2.019,0.419</text:p>
      <text:p text:style-name="Standard">18,1.4,2.3,0.9</text:p>
      <text:p text:style-name="Standard">19,3.333,2.441,-0.892</text:p>
      <text:p text:style-name="Standard">20,1.6,1.938,0.338</text:p>
      <text:p text:style-name="Standard">21,1.2,1.442,0.242</text:p>
      <text:p text:style-name="Standard">22,1.8,1.693,-0.107</text:p>
      <text:p text:style-name="Standard">23,1.75,1.889,0.139</text:p>
      <text:p text:style-name="Standard">24,3.2,1.873,-1.327</text:p>
      <text:p text:style-name="Standard">25,0.25,1.442,1.192</text:p>
      <text:p text:style-name="Standard">26,0.167,1.553,1.386</text:p>
      <text:p text:style-name="Standard">27,3.2,1.88,-1.32</text:p>
      <text:p text:style-name="Standard">28,0.667,2.443,1.776</text:p>
      <text:p text:style-name="Standard">29,1.6,1.98,0.38</text:p>
      <text:p text:style-name="Standard">30,1.2,1.442,0.242</text:p>
      <text:p text:style-name="Standard">31,1.25,2.349,1.099</text:p>
      <text:p text:style-name="Standard">32,1.8,2.405,0.605</text:p>
      <text:p text:style-name="Standard">33,1.667,2.478,0.811</text:p>
      <text:p text:style-name="Standard">34,1,2.066,1.066</text:p>
      <text:p text:style-name="Standard">35,1.4,2.122,0.722</text:p>
      <text:p text:style-name="Standard">36,1,1.522,0.522</text:p>
      <text:p text:style-name="Standard">37,3.167,2.362,-0.804</text:p>
      <text:p text:style-name="Standard">38,2.2,2.182,-0.018</text:p>
      <text:p text:style-name="Standard">39,0,1.442,1.442</text:p>
      <text:p text:style-name="Standard"><text:soft-page-break/>40,2.333,2.017,-0.316</text:p>
      <text:p text:style-name="Standard">41,3,2.276,-0.724</text:p>
      <text:p text:style-name="Standard">42,1,1.908,0.908</text:p>
      <text:p text:style-name="Standard">43,0.4,2.164,1.764</text:p>
      <text:p text:style-name="Standard">44,3.167,1.442,-1.725</text:p>
      <text:p text:style-name="Standard">45,0.6,1.59,0.99</text:p>
      <text:p text:style-name="Standard">46,2.4,1.69,-0.71</text:p>
      <text:p text:style-name="Standard">47,4.5,2.306,-2.194</text:p>
      <text:p text:style-name="Standard">48,1.2,2.382,1.182</text:p>
      <text:p text:style-name="Standard">49,1,1.442,0.442</text:p>
      <text:p text:style-name="Standard">50,2.333,1.638,-0.695</text:p>
      <text:p text:style-name="Standard">51,0.25,1.442,1.192</text:p>
      <text:p text:style-name="Standard">52,2.4,2.033,-0.367</text:p>
      <text:p text:style-name="Standard">53,2.429,1.977,-0.452</text:p>
      <text:p text:style-name="Standard">54,3.2,2.157,-1.043</text:p>
      <text:p text:style-name="Standard">55,2,2.052,0.052</text:p>
      <text:p text:style-name="Standard">56,1.5,1.993,0.493</text:p>
      <text:p text:style-name="Standard">57,1.4,1.69,0.29</text:p>
      <text:p text:style-name="Standard">58,1.667,2.178,0.512</text:p>
      <text:p text:style-name="Standard">59,0.6,2.031,1.431</text:p>
      <text:p text:style-name="Standard">60,3.8,2.169,-1.631</text:p>
      <text:p text:style-name="Standard">61,2.8,1.903,-0.897</text:p>
      <text:p text:style-name="Standard">62,1.167,1.793,0.626</text:p>
      <text:p text:style-name="Standard">63,0.5,1.442,0.942</text:p>
      <text:p text:style-name="Standard">64,3.833,3.104,-0.729</text:p>
      <text:p text:style-name="Standard">65,3.2,1.92,-1.28</text:p>
      <text:p text:style-name="Standard">66,3,1.599,-1.401</text:p>
      <text:p text:style-name="Standard">67,0.6,1.747,1.147</text:p>
      <text:p text:style-name="Standard">68,2,2.06,0.06</text:p>
      <text:p text:style-name="Standard">69,3,2.048,-0.952</text:p>
      <text:p text:style-name="Standard">70,1.75,2.209,0.459</text:p>
      <text:p text:style-name="Standard">71,3.6,2.592,-1.008</text:p>
      <text:p text:style-name="Standard">72,0.4,1.766,1.366</text:p>
      <text:p text:style-name="Standard">73,2,2.164,0.164</text:p>
      <text:p text:style-name="Standard">74,1.167,1.793,0.626</text:p>
      <text:p text:style-name="Standard">75,4.2,2.266,-1.934</text:p>
      <text:p text:style-name="Standard">76,2.2,2.126,-0.074</text:p>
      <text:p text:style-name="Standard">77,1.2,2.771,1.571</text:p>
      <text:p text:style-name="Standard">78,2,2.15,0.15</text:p>
      <text:p text:style-name="Standard">79,1.4,2.117,0.717</text:p>
      <text:p text:style-name="Standard">80,1,2.463,1.463</text:p>
      <text:p text:style-name="Standard">81,1.5,2.115,0.615</text:p>
      <text:p text:style-name="Standard">82,1,2.015,1.015</text:p>
      <text:p text:style-name="Standard">83,1.8,1.908,0.108</text:p>
      <text:p text:style-name="Standard">84,2.2,2.242,0.042</text:p>
      <text:p text:style-name="Standard">85,0.4,2.385,1.985</text:p>
      <text:p text:style-name="Standard">86,3,1.442,-1.558</text:p>
      <text:p text:style-name="Standard">87,0.667,1.442,0.775</text:p>
      <text:p text:style-name="Standard">88,1.2,2.796,1.596</text:p>
      <text:p text:style-name="Standard">89,2.4,2.101,-0.299</text:p>
      <text:p text:style-name="Standard">90,1,1.549,0.549</text:p>
      <text:p text:style-name="Standard"><text:soft-page-break/>91,1.2,2.31,1.11</text:p>
      <text:p text:style-name="Standard">92,3.167,2.759,-0.408</text:p>
      <text:p text:style-name="Standard">93,0.833,2.13,1.297</text:p>
      <text:p text:style-name="Standard">94,3.667,1.442,-2.225</text:p>
      <text:p text:style-name="Standard">95,3.2,2.052,-1.148</text:p>
      <text:p text:style-name="Standard">96,0,1.442,1.442</text:p>
      <text:p text:style-name="Standard">97,0.8,1.699,0.899</text:p>
      <text:p text:style-name="Standard">98,1.8,2.242,0.442</text:p>
      <text:p text:style-name="Standard">99,4.25,2.493,-1.757</text:p>
      <text:p text:style-name="Standard">100,0,1.595,1.595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3294</text:p>
      <text:p text:style-name="Standard">Mean absolute error <text:s text:c="21"/>0.9242</text:p>
      <text:p text:style-name="Standard">Root mean squared error <text:s text:c="17"/>1.1204</text:p>
      <text:p text:style-name="Standard">Relative absolute error <text:s text:c="16"/>94.2614 %</text:p>
      <text:p text:style-name="Standard">Root relative squared error <text:s text:c="12"/>94.3068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35:13</meta:creation-date>
    <meta:document-statistic meta:table-count="0" meta:image-count="0" meta:object-count="0" meta:page-count="21" meta:paragraph-count="1028" meta:word-count="1097" meta:character-count="19304"/>
    <dc:date>2014-11-26T14:35:44</dc:date>
    <dc:creator>amita misra</dc:creator>
    <meta:editing-duration>PT32S</meta:editing-duration>
    <meta:editing-cycles>1</meta:editing-cycles>
    <meta:generator>OpenOffice/4.1.0$Unix OpenOffice.org_project/410m18$Build-9764</meta:generator>
  </office:meta>
</office:document-meta>
</file>